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erif CJK KR2" svg:font-family="'Noto Serif CJK KR'" style:font-family-generic="roman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officeooo:rsid="001861d9" officeooo:paragraph-rsid="001861d9"/>
    </style:style>
    <style:style style:name="P2" style:family="paragraph" style:parent-style-name="Standard">
      <style:text-properties officeooo:rsid="001861d9" officeooo:paragraph-rsid="001a0c3b"/>
    </style:style>
    <style:style style:name="P3" style:family="paragraph" style:parent-style-name="Standard">
      <style:text-properties officeooo:rsid="001861d9" officeooo:paragraph-rsid="001ab679"/>
    </style:style>
    <style:style style:name="P4" style:family="paragraph" style:parent-style-name="Standard">
      <style:text-properties officeooo:rsid="001861d9" officeooo:paragraph-rsid="0020fbb9"/>
    </style:style>
    <style:style style:name="P5" style:family="paragraph" style:parent-style-name="Standard">
      <style:text-properties officeooo:rsid="001861d9" officeooo:paragraph-rsid="001dc698"/>
    </style:style>
    <style:style style:name="P6" style:family="paragraph" style:parent-style-name="Standard">
      <style:text-properties officeooo:rsid="001861d9" officeooo:paragraph-rsid="0027ca14"/>
    </style:style>
    <style:style style:name="P7" style:family="paragraph" style:parent-style-name="Standard">
      <style:text-properties officeooo:rsid="001861d9" officeooo:paragraph-rsid="002d51aa"/>
    </style:style>
    <style:style style:name="P8" style:family="paragraph" style:parent-style-name="Standard">
      <style:text-properties officeooo:rsid="001861d9" officeooo:paragraph-rsid="00312a8c"/>
    </style:style>
    <style:style style:name="P9" style:family="paragraph" style:parent-style-name="Standard">
      <style:text-properties officeooo:rsid="001861d9" officeooo:paragraph-rsid="003b9337"/>
    </style:style>
    <style:style style:name="P10" style:family="paragraph" style:parent-style-name="Standard">
      <style:text-properties officeooo:rsid="001a0c3b" officeooo:paragraph-rsid="001a0c3b"/>
    </style:style>
    <style:style style:name="P11" style:family="paragraph" style:parent-style-name="Standard">
      <style:text-properties officeooo:rsid="001a0c3b" officeooo:paragraph-rsid="001ab679"/>
    </style:style>
    <style:style style:name="P12" style:family="paragraph" style:parent-style-name="Standard">
      <style:text-properties style:font-name="Noto Serif CJK KR2" officeooo:rsid="001a0c3b" officeooo:paragraph-rsid="001a0c3b" style:font-name-asian="Noto Serif CJK KR2" style:font-name-complex="Noto Serif CJK KR2"/>
    </style:style>
    <style:style style:name="P13" style:family="paragraph" style:parent-style-name="Standard">
      <style:text-properties style:font-name="Noto Serif CJK KR2" officeooo:rsid="001ab679" officeooo:paragraph-rsid="001ab679" style:font-name-asian="Noto Serif CJK KR2" style:font-name-complex="Noto Serif CJK KR2"/>
    </style:style>
    <style:style style:name="P14" style:family="paragraph" style:parent-style-name="Standard">
      <style:text-properties style:font-name="Noto Serif CJK KR2" officeooo:rsid="001c4aaf" officeooo:paragraph-rsid="001dc698" style:font-name-asian="Noto Serif CJK KR2" style:font-name-complex="Noto Serif CJK KR2"/>
    </style:style>
    <style:style style:name="P15" style:family="paragraph" style:parent-style-name="Standard">
      <style:text-properties style:font-name="Noto Serif CJK KR2" officeooo:rsid="001dc698" officeooo:paragraph-rsid="0020fbb9" style:font-name-asian="Noto Serif CJK KR2" style:font-name-complex="Noto Serif CJK KR2"/>
    </style:style>
    <style:style style:name="P16" style:family="paragraph" style:parent-style-name="Standard">
      <style:text-properties style:font-name="Noto Serif CJK KR2" officeooo:rsid="001dc698" officeooo:paragraph-rsid="001dc698" style:font-name-asian="Noto Serif CJK KR2" style:font-name-complex="Noto Serif CJK KR2"/>
    </style:style>
    <style:style style:name="P17" style:family="paragraph" style:parent-style-name="Standard">
      <style:text-properties style:font-name="Noto Serif CJK KR2" officeooo:rsid="001861d9" officeooo:paragraph-rsid="0025e311" style:font-name-asian="Noto Serif CJK KR2" style:font-name-complex="Noto Serif CJK KR2"/>
    </style:style>
    <style:style style:name="P18" style:family="paragraph" style:parent-style-name="Standard">
      <style:text-properties style:font-name="Noto Serif CJK KR2" officeooo:rsid="001861d9" officeooo:paragraph-rsid="00278dce" style:font-name-asian="Noto Serif CJK KR2" style:font-name-complex="Noto Serif CJK KR2"/>
    </style:style>
    <style:style style:name="P19" style:family="paragraph" style:parent-style-name="Standard">
      <style:text-properties style:font-name="Noto Serif CJK KR2" officeooo:rsid="001861d9" officeooo:paragraph-rsid="002b6398" style:font-name-asian="Noto Serif CJK KR2" style:font-name-complex="Noto Serif CJK KR2"/>
    </style:style>
    <style:style style:name="P20" style:family="paragraph" style:parent-style-name="Standard">
      <style:text-properties style:font-name="Noto Serif CJK KR2" officeooo:rsid="001861d9" officeooo:paragraph-rsid="002b78cb" style:font-name-asian="Noto Serif CJK KR2" style:font-name-complex="Noto Serif CJK KR2"/>
    </style:style>
    <style:style style:name="P21" style:family="paragraph" style:parent-style-name="Standard">
      <style:text-properties style:font-name="Noto Serif CJK KR2" officeooo:rsid="001861d9" officeooo:paragraph-rsid="0030b2b4" style:font-name-asian="Noto Serif CJK KR2" style:font-name-complex="Noto Serif CJK KR2"/>
    </style:style>
    <style:style style:name="P22" style:family="paragraph" style:parent-style-name="Standard">
      <style:text-properties style:font-name="Noto Serif CJK KR2" officeooo:rsid="001861d9" officeooo:paragraph-rsid="00312a8c" style:font-name-asian="Noto Serif CJK KR2" style:font-name-complex="Noto Serif CJK KR2"/>
    </style:style>
    <style:style style:name="P23" style:family="paragraph" style:parent-style-name="Standard">
      <style:text-properties style:font-name="Noto Serif CJK KR2" officeooo:rsid="001861d9" officeooo:paragraph-rsid="0032144d" style:font-name-asian="Noto Serif CJK KR2" style:font-name-complex="Noto Serif CJK KR2"/>
    </style:style>
    <style:style style:name="P24" style:family="paragraph" style:parent-style-name="Standard">
      <style:text-properties style:font-name="Noto Serif CJK KR2" officeooo:rsid="001861d9" officeooo:paragraph-rsid="00330d5f" style:font-name-asian="Noto Serif CJK KR2" style:font-name-complex="Noto Serif CJK KR2"/>
    </style:style>
    <style:style style:name="P25" style:family="paragraph" style:parent-style-name="Standard">
      <style:text-properties style:font-name="Noto Serif CJK KR2" officeooo:rsid="001861d9" officeooo:paragraph-rsid="0036c818" style:font-name-asian="Noto Serif CJK KR2" style:font-name-complex="Noto Serif CJK KR2"/>
    </style:style>
    <style:style style:name="P26" style:family="paragraph" style:parent-style-name="Standard">
      <style:text-properties style:font-name="Noto Serif CJK KR2" officeooo:rsid="001861d9" officeooo:paragraph-rsid="00389981" style:font-name-asian="Noto Serif CJK KR2" style:font-name-complex="Noto Serif CJK KR2"/>
    </style:style>
    <style:style style:name="P27" style:family="paragraph" style:parent-style-name="Standard">
      <style:text-properties style:font-name="Noto Serif CJK KR2" officeooo:rsid="001861d9" officeooo:paragraph-rsid="003b9337" style:font-name-asian="Noto Serif CJK KR2" style:font-name-complex="Noto Serif CJK KR2"/>
    </style:style>
    <style:style style:name="P28" style:family="paragraph" style:parent-style-name="Standard">
      <style:text-properties style:font-name="Noto Serif CJK KR2" officeooo:rsid="001861d9" officeooo:paragraph-rsid="003d40a9" style:font-name-asian="Noto Serif CJK KR2" style:font-name-complex="Noto Serif CJK KR2"/>
    </style:style>
    <style:style style:name="P29" style:family="paragraph" style:parent-style-name="Standard">
      <style:text-properties style:font-name="Noto Serif CJK KR2" officeooo:rsid="001861d9" officeooo:paragraph-rsid="003deee9" style:font-name-asian="Noto Serif CJK KR2" style:font-name-complex="Noto Serif CJK KR2"/>
    </style:style>
    <style:style style:name="P30" style:family="paragraph" style:parent-style-name="Standard">
      <style:text-properties style:font-name="Noto Serif CJK KR2" officeooo:rsid="001861d9" officeooo:paragraph-rsid="003ee8e8" style:font-name-asian="Noto Serif CJK KR2" style:font-name-complex="Noto Serif CJK KR2"/>
    </style:style>
    <style:style style:name="P31" style:family="paragraph" style:parent-style-name="Standard">
      <style:text-properties style:font-name="Noto Serif CJK KR2" officeooo:rsid="001861d9" officeooo:paragraph-rsid="003faf0f" style:font-name-asian="Noto Serif CJK KR2" style:font-name-complex="Noto Serif CJK KR2"/>
    </style:style>
    <style:style style:name="P32" style:family="paragraph" style:parent-style-name="Standard">
      <style:text-properties style:font-name="Noto Serif CJK KR2" officeooo:rsid="001861d9" officeooo:paragraph-rsid="0042c068" style:font-name-asian="Noto Serif CJK KR2" style:font-name-complex="Noto Serif CJK KR2"/>
    </style:style>
    <style:style style:name="P33" style:family="paragraph" style:parent-style-name="Standard">
      <style:text-properties style:font-name="Noto Serif CJK KR2" officeooo:rsid="001861d9" officeooo:paragraph-rsid="0046c7d9" style:font-name-asian="Noto Serif CJK KR2" style:font-name-complex="Noto Serif CJK KR2"/>
    </style:style>
    <style:style style:name="P34" style:family="paragraph" style:parent-style-name="Standard">
      <style:text-properties style:font-name="Noto Serif CJK KR2" officeooo:rsid="001861d9" officeooo:paragraph-rsid="0047673b" style:font-name-asian="Noto Serif CJK KR2" style:font-name-complex="Noto Serif CJK KR2"/>
    </style:style>
    <style:style style:name="P35" style:family="paragraph" style:parent-style-name="Standard">
      <style:text-properties style:font-name="Noto Serif CJK KR2" officeooo:rsid="001861d9" officeooo:paragraph-rsid="004913a6" style:font-name-asian="Noto Serif CJK KR2" style:font-name-complex="Noto Serif CJK KR2"/>
    </style:style>
    <style:style style:name="P36" style:family="paragraph" style:parent-style-name="Standard">
      <style:text-properties style:font-name="Noto Serif CJK KR2" officeooo:rsid="001861d9" officeooo:paragraph-rsid="00495bdd" style:font-name-asian="Noto Serif CJK KR2" style:font-name-complex="Noto Serif CJK KR2"/>
    </style:style>
    <style:style style:name="P37" style:family="paragraph" style:parent-style-name="Standard">
      <style:text-properties style:font-name="Noto Serif CJK KR2" officeooo:rsid="001861d9" officeooo:paragraph-rsid="004bcbd3" style:font-name-asian="Noto Serif CJK KR2" style:font-name-complex="Noto Serif CJK KR2"/>
    </style:style>
    <style:style style:name="P38" style:family="paragraph" style:parent-style-name="Standard">
      <style:text-properties style:font-name="Noto Serif CJK KR2" officeooo:rsid="001861d9" officeooo:paragraph-rsid="004ed1e3" style:font-name-asian="Noto Serif CJK KR2" style:font-name-complex="Noto Serif CJK KR2"/>
    </style:style>
    <style:style style:name="P39" style:family="paragraph" style:parent-style-name="Standard">
      <style:text-properties style:font-name="Noto Serif CJK KR2" officeooo:rsid="001861d9" officeooo:paragraph-rsid="00521ced" style:font-name-asian="Noto Serif CJK KR2" style:font-name-complex="Noto Serif CJK KR2"/>
    </style:style>
    <style:style style:name="P40" style:family="paragraph" style:parent-style-name="Standard">
      <style:text-properties style:font-name="Noto Serif CJK KR2" officeooo:rsid="001861d9" officeooo:paragraph-rsid="0052b955" style:font-name-asian="Noto Serif CJK KR2" style:font-name-complex="Noto Serif CJK KR2"/>
    </style:style>
    <style:style style:name="P41" style:family="paragraph" style:parent-style-name="Standard">
      <style:text-properties style:font-name="Noto Serif CJK KR2" officeooo:rsid="001861d9" officeooo:paragraph-rsid="00540752" style:font-name-asian="Noto Serif CJK KR2" style:font-name-complex="Noto Serif CJK KR2"/>
    </style:style>
    <style:style style:name="P42" style:family="paragraph" style:parent-style-name="Standard">
      <style:text-properties style:font-name="Noto Serif CJK KR2" officeooo:rsid="001861d9" officeooo:paragraph-rsid="0054f096" style:font-name-asian="Noto Serif CJK KR2" style:font-name-complex="Noto Serif CJK KR2"/>
    </style:style>
    <style:style style:name="P43" style:family="paragraph" style:parent-style-name="Standard">
      <style:text-properties style:font-name="Noto Serif CJK KR2" officeooo:rsid="001861d9" officeooo:paragraph-rsid="00552a93" style:font-name-asian="Noto Serif CJK KR2" style:font-name-complex="Noto Serif CJK KR2"/>
    </style:style>
    <style:style style:name="P44" style:family="paragraph" style:parent-style-name="Standard">
      <style:text-properties style:font-name="Noto Serif CJK KR2" officeooo:rsid="001861d9" officeooo:paragraph-rsid="00570d7e" style:font-name-asian="Noto Serif CJK KR2" style:font-name-complex="Noto Serif CJK KR2"/>
    </style:style>
    <style:style style:name="P45" style:family="paragraph" style:parent-style-name="Standard">
      <style:text-properties style:font-name="Noto Serif CJK KR2" officeooo:rsid="001861d9" officeooo:paragraph-rsid="0057855d" style:font-name-asian="Noto Serif CJK KR2" style:font-name-complex="Noto Serif CJK KR2"/>
    </style:style>
    <style:style style:name="P46" style:family="paragraph" style:parent-style-name="Standard">
      <style:text-properties style:font-name="Noto Serif CJK KR2" officeooo:rsid="001861d9" officeooo:paragraph-rsid="0058ae26" style:font-name-asian="Noto Serif CJK KR2" style:font-name-complex="Noto Serif CJK KR2"/>
    </style:style>
    <style:style style:name="P47" style:family="paragraph" style:parent-style-name="Standard">
      <style:text-properties style:font-name="Noto Serif CJK KR2" officeooo:rsid="001861d9" officeooo:paragraph-rsid="005938cb" style:font-name-asian="Noto Serif CJK KR2" style:font-name-complex="Noto Serif CJK KR2"/>
    </style:style>
    <style:style style:name="P48" style:family="paragraph" style:parent-style-name="Standard">
      <style:text-properties style:font-name="Noto Serif CJK KR2" officeooo:rsid="001861d9" officeooo:paragraph-rsid="005b5f9d" style:font-name-asian="Noto Serif CJK KR2" style:font-name-complex="Noto Serif CJK KR2"/>
    </style:style>
    <style:style style:name="P49" style:family="paragraph" style:parent-style-name="Standard">
      <style:text-properties style:font-name="Noto Serif CJK KR2" officeooo:rsid="0027ca14" officeooo:paragraph-rsid="0027ca14" style:font-name-asian="Noto Serif CJK KR2" style:font-name-complex="Noto Serif CJK KR2"/>
    </style:style>
    <style:style style:name="P50" style:family="paragraph" style:parent-style-name="Standard">
      <style:text-properties style:font-name="Noto Serif CJK KR2" officeooo:rsid="002b6398" officeooo:paragraph-rsid="002b6398" style:font-name-asian="Noto Serif CJK KR2" style:font-name-complex="Noto Serif CJK KR2"/>
    </style:style>
    <style:style style:name="P51" style:family="paragraph" style:parent-style-name="Standard">
      <style:text-properties style:font-name="Noto Serif CJK KR2" officeooo:rsid="00330d5f" officeooo:paragraph-rsid="00330d5f" style:font-name-asian="Noto Serif CJK KR2" style:font-name-complex="Noto Serif CJK KR2"/>
    </style:style>
    <style:style style:name="P52" style:family="paragraph" style:parent-style-name="Standard">
      <style:text-properties style:font-name="Noto Serif CJK KR2" officeooo:rsid="0036c818" officeooo:paragraph-rsid="0036c818" style:font-name-asian="Noto Serif CJK KR2" style:font-name-complex="Noto Serif CJK KR2"/>
    </style:style>
    <style:style style:name="P53" style:family="paragraph" style:parent-style-name="Standard">
      <style:text-properties style:font-name="Noto Serif CJK KR2" officeooo:rsid="005938cb" officeooo:paragraph-rsid="005938cb" style:font-name-asian="Noto Serif CJK KR2" style:font-name-complex="Noto Serif CJK KR2"/>
    </style:style>
    <style:style style:name="P54" style:family="paragraph" style:parent-style-name="Standard">
      <style:text-properties officeooo:paragraph-rsid="001a0c3b"/>
    </style:style>
    <style:style style:name="P55" style:family="paragraph" style:parent-style-name="Standard">
      <style:text-properties officeooo:paragraph-rsid="002f4069"/>
    </style:style>
    <style:style style:name="P56" style:family="paragraph" style:parent-style-name="Standard">
      <style:text-properties officeooo:paragraph-rsid="00330d5f"/>
    </style:style>
    <style:style style:name="P57" style:family="paragraph" style:parent-style-name="Standard">
      <style:text-properties style:font-name="Noto Serif CJK KR2" officeooo:rsid="0047673b" officeooo:paragraph-rsid="0047673b" style:font-name-asian="Noto Serif CJK KR2" style:font-name-complex="Noto Serif CJK KR2"/>
    </style:style>
    <style:style style:name="P58" style:family="paragraph" style:parent-style-name="Standard">
      <style:text-properties style:font-name="Noto Serif CJK KR2" officeooo:rsid="004ed1e3" officeooo:paragraph-rsid="004ed1e3" style:font-name-asian="Noto Serif CJK KR2" style:font-name-complex="Noto Serif CJK KR2"/>
    </style:style>
    <style:style style:name="P59" style:family="paragraph" style:parent-style-name="Standard">
      <style:text-properties style:font-name="Noto Serif CJK KR2" officeooo:rsid="00521ced" officeooo:paragraph-rsid="00521ced" style:font-name-asian="Noto Serif CJK KR2" style:font-name-complex="Noto Serif CJK KR2"/>
    </style:style>
    <style:style style:name="T1" style:family="text">
      <style:text-properties style:font-name="Noto Serif CJK KR2" style:font-name-asian="Noto Serif CJK KR2" style:font-name-complex="Noto Serif CJK KR2"/>
    </style:style>
    <style:style style:name="T2" style:family="text">
      <style:text-properties style:font-name="Noto Serif CJK KR2" officeooo:rsid="001861d9" style:font-name-asian="Noto Serif CJK KR2" style:font-name-complex="Noto Serif CJK KR2"/>
    </style:style>
    <style:style style:name="T3" style:family="text">
      <style:text-properties style:font-name="Noto Serif CJK KR2" officeooo:rsid="001a0c3b" style:font-name-asian="Noto Serif CJK KR2" style:font-name-complex="Noto Serif CJK KR2"/>
    </style:style>
    <style:style style:name="T4" style:family="text">
      <style:text-properties style:font-name="Noto Serif CJK KR2" officeooo:rsid="001ab679" style:font-name-asian="Noto Serif CJK KR2" style:font-name-complex="Noto Serif CJK KR2"/>
    </style:style>
    <style:style style:name="T5" style:family="text">
      <style:text-properties style:font-name="Noto Serif CJK KR2" officeooo:rsid="001c4aaf" style:font-name-asian="Noto Serif CJK KR2" style:font-name-complex="Noto Serif CJK KR2"/>
    </style:style>
    <style:style style:name="T6" style:family="text">
      <style:text-properties style:font-name="Noto Serif CJK KR2" officeooo:rsid="001dc698" style:font-name-asian="Noto Serif CJK KR2" style:font-name-complex="Noto Serif CJK KR2"/>
    </style:style>
    <style:style style:name="T7" style:family="text">
      <style:text-properties style:font-name="Noto Serif CJK KR2" officeooo:rsid="0020fbb9" style:font-name-asian="Noto Serif CJK KR2" style:font-name-complex="Noto Serif CJK KR2"/>
    </style:style>
    <style:style style:name="T8" style:family="text">
      <style:text-properties style:font-name="Noto Serif CJK KR2" officeooo:rsid="0027ca14" style:font-name-asian="Noto Serif CJK KR2" style:font-name-complex="Noto Serif CJK KR2"/>
    </style:style>
    <style:style style:name="T9" style:family="text">
      <style:text-properties style:font-name="Noto Serif CJK KR2" officeooo:rsid="00284589" style:font-name-asian="Noto Serif CJK KR2" style:font-name-complex="Noto Serif CJK KR2"/>
    </style:style>
    <style:style style:name="T10" style:family="text">
      <style:text-properties style:font-name="Noto Serif CJK KR2" officeooo:rsid="002d51aa" style:font-name-asian="Noto Serif CJK KR2" style:font-name-complex="Noto Serif CJK KR2"/>
    </style:style>
    <style:style style:name="T11" style:family="text">
      <style:text-properties style:font-name="Noto Serif CJK KR2" officeooo:rsid="002f4069" style:font-name-asian="Noto Serif CJK KR2" style:font-name-complex="Noto Serif CJK KR2"/>
    </style:style>
    <style:style style:name="T12" style:family="text">
      <style:text-properties style:font-name="Noto Serif CJK KR2" officeooo:rsid="00312a8c" style:font-name-asian="Noto Serif CJK KR2" style:font-name-complex="Noto Serif CJK KR2"/>
    </style:style>
    <style:style style:name="T13" style:family="text">
      <style:text-properties style:font-name="Noto Serif CJK KR2" officeooo:rsid="00359c1c" style:font-name-asian="Noto Serif CJK KR2" style:font-name-complex="Noto Serif CJK KR2"/>
    </style:style>
    <style:style style:name="T14" style:family="text">
      <style:text-properties style:font-name="Noto Serif CJK KR2" officeooo:rsid="002653dd" style:font-name-asian="Noto Serif CJK KR2" style:font-name-complex="Noto Serif CJK KR2"/>
    </style:style>
    <style:style style:name="T15" style:family="text">
      <style:text-properties style:font-name="Noto Serif CJK KR2" officeooo:rsid="003b9337" style:font-name-asian="Noto Serif CJK KR2" style:font-name-complex="Noto Serif CJK KR2"/>
    </style:style>
    <style:style style:name="T16" style:family="text">
      <style:text-properties style:font-name="Noto Serif CJK KR2" officeooo:rsid="004aae60" style:font-name-asian="Noto Serif CJK KR2" style:font-name-complex="Noto Serif CJK KR2"/>
    </style:style>
    <style:style style:name="T17" style:family="text">
      <style:text-properties officeooo:rsid="0025e311"/>
    </style:style>
    <style:style style:name="T18" style:family="text">
      <style:text-properties fo:color="#3465a4" style:text-underline-style="none"/>
    </style:style>
    <style:style style:name="T19" style:family="text">
      <style:text-properties fo:color="#3465a4" officeooo:rsid="0025e311"/>
    </style:style>
    <style:style style:name="T20" style:family="text">
      <style:text-properties officeooo:rsid="001a0c3b"/>
    </style:style>
    <style:style style:name="T21" style:family="text">
      <style:text-properties officeooo:rsid="002653dd"/>
    </style:style>
    <style:style style:name="T22" style:family="text">
      <style:text-properties officeooo:rsid="00278dce"/>
    </style:style>
    <style:style style:name="T23" style:family="text">
      <style:text-properties officeooo:rsid="001dc698"/>
    </style:style>
    <style:style style:name="T24" style:family="text">
      <style:text-properties officeooo:rsid="002b6398"/>
    </style:style>
    <style:style style:name="T25" style:family="text">
      <style:text-properties officeooo:rsid="002b78cb"/>
    </style:style>
    <style:style style:name="T26" style:family="text">
      <style:text-properties officeooo:rsid="0030b2b4"/>
    </style:style>
    <style:style style:name="T27" style:family="text">
      <style:text-properties officeooo:rsid="00312a8c"/>
    </style:style>
    <style:style style:name="T28" style:family="text">
      <style:text-properties officeooo:rsid="0032144d"/>
    </style:style>
    <style:style style:name="T29" style:family="text">
      <style:text-properties officeooo:rsid="00330d5f"/>
    </style:style>
    <style:style style:name="T30" style:family="text">
      <style:text-properties officeooo:rsid="0036c818"/>
    </style:style>
    <style:style style:name="T31" style:family="text">
      <style:text-properties officeooo:rsid="00389981"/>
    </style:style>
    <style:style style:name="T32" style:family="text">
      <style:text-properties officeooo:rsid="003b9337"/>
    </style:style>
    <style:style style:name="T33" style:family="text">
      <style:text-properties officeooo:rsid="003d40a9"/>
    </style:style>
    <style:style style:name="T34" style:family="text">
      <style:text-properties officeooo:rsid="003deee9"/>
    </style:style>
    <style:style style:name="T35" style:family="text">
      <style:text-properties officeooo:rsid="003ee8e8"/>
    </style:style>
    <style:style style:name="T36" style:family="text">
      <style:text-properties officeooo:rsid="003faf0f"/>
    </style:style>
    <style:style style:name="T37" style:family="text">
      <style:text-properties officeooo:rsid="0042c068"/>
    </style:style>
    <style:style style:name="T38" style:family="text">
      <style:text-properties officeooo:rsid="0043376e"/>
    </style:style>
    <style:style style:name="T39" style:family="text">
      <style:text-properties officeooo:rsid="004648dd"/>
    </style:style>
    <style:style style:name="T40" style:family="text">
      <style:text-properties officeooo:rsid="0046c7d9"/>
    </style:style>
    <style:style style:name="T41" style:family="text">
      <style:text-properties officeooo:rsid="0047673b"/>
    </style:style>
    <style:style style:name="T42" style:family="text">
      <style:text-properties officeooo:rsid="004913a6"/>
    </style:style>
    <style:style style:name="T43" style:family="text">
      <style:text-properties officeooo:rsid="00495bdd"/>
    </style:style>
    <style:style style:name="T44" style:family="text">
      <style:text-properties officeooo:rsid="0049e2e8"/>
    </style:style>
    <style:style style:name="T45" style:family="text">
      <style:text-properties officeooo:rsid="004bcbd3"/>
    </style:style>
    <style:style style:name="T46" style:family="text">
      <style:text-properties officeooo:rsid="004ed1e3"/>
    </style:style>
    <style:style style:name="T47" style:family="text">
      <style:text-properties officeooo:rsid="00521ced"/>
    </style:style>
    <style:style style:name="T48" style:family="text">
      <style:text-properties officeooo:rsid="0052b955"/>
    </style:style>
    <style:style style:name="T49" style:family="text">
      <style:text-properties officeooo:rsid="00540752"/>
    </style:style>
    <style:style style:name="T50" style:family="text">
      <style:text-properties officeooo:rsid="0054f096"/>
    </style:style>
    <style:style style:name="T51" style:family="text">
      <style:text-properties officeooo:rsid="00552a93"/>
    </style:style>
    <style:style style:name="T52" style:family="text">
      <style:text-properties officeooo:rsid="00570d7e"/>
    </style:style>
    <style:style style:name="T53" style:family="text">
      <style:text-properties officeooo:rsid="0057855d"/>
    </style:style>
    <style:style style:name="T54" style:family="text">
      <style:text-properties officeooo:rsid="0058ae26"/>
    </style:style>
    <style:style style:name="T55" style:family="text">
      <style:text-properties officeooo:rsid="005938cb"/>
    </style:style>
    <style:style style:name="T56" style:family="text">
      <style:text-properties officeooo:rsid="0059ce58"/>
    </style:style>
    <style:style style:name="T57" style:family="text">
      <style:text-properties officeooo:rsid="005b5f9d"/>
    </style:style>
    <style:style style:name="T58" style:family="text">
      <style:text-properties officeooo:rsid="005f4d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git으로 파일 관리 시작하기.</text:p>
      <text:p text:style-name="P1"/>
      <text:p text:style-name="P1"><text:s text:c="2"/><text:span text:style-name="T1">■</text:span> git init <text:span text:style-name="T18">디렉터리</text:span> : git으로 디렉터리 관리를 시작한다. </text:p>
      <text:p text:style-name="P1"/>
      <text:p text:style-name="P54"><text:span text:style-name="T20">2. git으로 파일 관</text:span>리하는 <text:span text:style-name="T20">법</text:span></text:p>
      <text:p text:style-name="P10"><text:s/></text:p>
      <text:p text:style-name="P2"><text:span text:style-name="T1"><text:s/>■ </text:span><text:span text:style-name="T3">Working tree : 버전에 업로드 되지 않는 파일이 있는 공간</text:span></text:p>
      <text:p text:style-name="P12"/>
      <text:p text:style-name="P2"><text:span text:style-name="T3"><text:s/></text:span><text:span text:style-name="T1">■ </text:span><text:span text:style-name="T3">Staging Area : 버전에 업로드 되는 파일이 있는 공간</text:span></text:p>
      <text:p text:style-name="P12"/>
      <text:p text:style-name="P12"><text:s/>■ Repository : 버전이 저장되는 공간</text:p>
      <text:p text:style-name="P10"/>
      <text:p text:style-name="P11"><text:span text:style-name="T2"><text:s/>■ </text:span><text:span text:style-name="T1">git status : 현재 git의 상태를 나타냄(버전이 있는지, </text:span><text:span text:style-name="T4">Staging Area에 파일이 있는지_commit</text:span></text:p>
      <text:p text:style-name="P13"><text:s text:c="4"/>되었는지 여부)</text:p>
      <text:p text:style-name="P13"/>
      <text:p text:style-name="P3"><text:span text:style-name="T4"><text:s/></text:span><text:span text:style-name="T1">■ </text:span><text:span text:style-name="T4">git add 파일 : Staging Area에 파일을 등록한다.</text:span></text:p>
      <text:p text:style-name="P13"><text:s text:c="2"/>- 파일 뿐 아니라 디렉터리도 가능.</text:p>
      <text:p text:style-name="P13"/>
      <text:p text:style-name="P6"><text:span text:style-name="T4"><text:s/>■ git commit </text:span><text:span text:style-name="T5">: </text:span><text:span text:style-name="T8">Staging Area에 있는 파일들을 새로운 버전으로 저장 한다</text:span></text:p>
      <text:p text:style-name="P49"><text:s text:c="3"/>-설정된 편집기로 버전의 이름과 설명을 작성 할 수 있다.</text:p>
      <text:p text:style-name="P5"><text:span text:style-name="T5"><text:s text:c="2"/></text:span><text:span text:style-name="T6">◆ -m “버전 이름” : </text:span><text:span text:style-name="T5">Staging Area에 있는 파일들을 “버전 이름” 으로 저장한다.</text:span></text:p>
      <text:p text:style-name="P6"><text:span text:style-name="T5"><text:s text:c="2"/></text:span><text:span text:style-name="T6">◆ -</text:span><text:span text:style-name="T8">a : git add를 처리한다.</text:span></text:p>
      <text:p text:style-name="P6"><text:span text:style-name="T8"><text:s text:c="3"/>- 수정된 파일, 한 번이라도 </text:span><text:span text:style-name="T9">git add 처리된 파일만이 자동으로 대상이 된다.</text:span></text:p>
      <text:p text:style-name="P14"/>
      <text:p text:style-name="P4"><text:span text:style-name="T4"><text:s/>■ </text:span><text:span text:style-name="T7">git log : 버전들이 저장된 기록을 나타낸다.</text:span></text:p>
      <text:p text:style-name="P4"><text:span text:style-name="T5"><text:s text:c="2"/></text:span><text:span text:style-name="T6">◆ -</text:span><text:span text:style-name="T7">p : 버전들이 저장된 기록과 수정 사항을 나타낸다.</text:span></text:p>
      <text:p text:style-name="P8"><text:span text:style-name="T5"><text:s text:c="2"/></text:span><text:span text:style-name="T6">◆ --</text:span><text:span text:style-name="T12">all : 모든 branch를 나타냄</text:span></text:p>
      <text:p text:style-name="P8"><text:span text:style-name="T12"><text:s/></text:span><text:span text:style-name="T5"><text:s/></text:span><text:span text:style-name="T6">◆ --</text:span><text:span text:style-name="T12">graph : 시각적으로 log를 표현</text:span></text:p>
      <text:p text:style-name="P8"><text:span text:style-name="T12"><text:s/></text:span><text:span text:style-name="T5"><text:s/></text:span><text:span text:style-name="T6">◆ --</text:span><text:span text:style-name="T12">oneline : log를 버전별로 간략하게 한 줄로 표현</text:span></text:p>
      <text:p text:style-name="P15"/>
      <text:p text:style-name="P5"><text:span text:style-name="T5"><text:s/></text:span><text:span text:style-name="T1">■ </text:span><text:span text:style-name="T6">git diff : 수정된 파일들의 수정 사항을 나타낸다.</text:span></text:p>
      <text:p text:style-name="P16"/>
      <text:p text:style-name="P7"><text:span text:style-name="T6"><text:s/></text:span><text:span text:style-name="T1">■ </text:span><text:span text:style-name="T6">git reset </text:span><text:span text:style-name="T10">commit 주소 </text:span><text:span text:style-name="T6">: </text:span><text:span text:style-name="T10">commit 주소의 버전으로 상태를 리셋 한다.</text:span></text:p>
      <text:p text:style-name="P9"><text:span text:style-name="T10"><text:s text:c="2"/></text:span><text:span text:style-name="T11"><text:s/>- </text:span><text:span text:style-name="T15">branch를 이동시킨다.</text:span></text:p>
      <text:p text:style-name="P9"><text:span text:style-name="T10"><text:s text:c="3"/>- </text:span><text:span text:style-name="T6">d</text:span><text:span text:style-name="T11">efault : Repository, Staging Area 까지 리셋 한다.</text:span></text:p>
      <text:p text:style-name="P55"><text:span text:style-name="T6"><text:s text:c="2"/>◆ --hard : <text:s/></text:span><text:span text:style-name="T11">Repository, Staging Area 에 더해, Working tree 까지 리셋 한다.</text:span></text:p>
      <text:p text:style-name="P16"/>
      <text:p text:style-name="P20"><text:span text:style-name="T23"><text:s/></text:span>■ <text:span text:style-name="T25">git revert commit 주소 : commit 주소의 버전을 한 단계 전으로 되돌린 버전을 추가한다.</text:span></text:p>
      <text:p text:style-name="P20"><text:s text:c="2"/>- 추가된 버전은 설정된 편집기로 이름과 설명을 작성 할 수 있다.</text:p>
      <text:p text:style-name="P16"/>
      <text:p text:style-name="P17"><text:s/>■ <text:span text:style-name="T17">git checkout </text:span><text:span text:style-name="T19">commit 주소</text:span><text:span text:style-name="T17"> : c</text:span><text:span text:style-name="T21">ommit 주소의 버전으로 이동한다.</text:span></text:p>
      <text:p text:style-name="P27"><text:s text:c="2"/>- <text:span text:style-name="T32">HEAD를 이동시킨다.</text:span> <text:s text:c="2"/></text:p>
      <text:p text:style-name="P27"><text:soft-page-break/><text:span text:style-name="T14"><text:s text:c="3"/>-</text:span><text:span text:style-name="T21"> commit 주소는 git log 로 확인 할 수 있다.</text:span></text:p>
      <text:p text:style-name="P18"><text:s text:c="2"/><text:span text:style-name="T23">◆ </text:span><text:span text:style-name="T22">commit 주소 부분에 master 를 입력하면 최신 버전의 상태로 갈 수 있다.</text:span></text:p>
      <text:p text:style-name="P23"><text:s text:c="2"/><text:span text:style-name="T23">◆ </text:span><text:span text:style-name="T28">branch를 입력하면 해당 branch가 가리는 버전으로 이동한다.</text:span></text:p>
      <text:p text:style-name="P17"/>
      <text:p text:style-name="P21"><text:s/>■ .<text:span text:style-name="T26">gitgnore 파일 : git 편집에서 파일을 제외한다.</text:span></text:p>
      <text:p text:style-name="P17"/>
      <text:p text:style-name="P19"><text:span text:style-name="T24">3</text:span><text:span text:style-name="T20">. git설정 변경</text:span> <text:span text:style-name="T20">법</text:span></text:p>
      <text:p text:style-name="P19"/>
      <text:p text:style-name="P19"><text:s/>■ <text:span text:style-name="T24">git config --global user.name “닉네임” : Github의 닉네임을 등록 한다.</text:span></text:p>
      <text:p text:style-name="P19"/>
      <text:p text:style-name="P19"><text:s/>■ <text:span text:style-name="T24">git config –global user.email “email” : Github의 메일을 등록 한다.</text:span></text:p>
      <text:p text:style-name="P19"/>
      <text:p text:style-name="P19"><text:s/>■ git config --global core.editor "편집기" : <text:span text:style-name="T24">git commit 명령어에 대응되는 편집기를 편집기로 </text:span></text:p>
      <text:p text:style-name="P50"><text:s text:c="4"/>설정한다.</text:p>
      <text:p text:style-name="P18"/>
      <text:p text:style-name="P22"><text:span text:style-name="T27">4</text:span><text:span text:style-name="T20">. </text:span><text:span text:style-name="T27">branch 관리하기</text:span></text:p>
      <text:p text:style-name="P37"><text:s/>■ <text:span text:style-name="T45">HEAD → branch → commit address</text:span></text:p>
      <text:p text:style-name="P37"/>
      <text:p text:style-name="P37"><text:s/>■ <text:span text:style-name="T45">base는 branch가 분기된 시점을 뜻한다.</text:span></text:p>
      <text:p text:style-name="P22"/>
      <text:p text:style-name="P22"><text:s/>■ <text:span text:style-name="T27">git branch branch 이름 : branch 이름 의 새 branch를 추가한다.</text:span></text:p>
      <text:p text:style-name="P22"><text:s text:c="2"/>- <text:span text:style-name="T27">branch 이름을 입력하지 않으면 현재 branch 목록을 나타낸다.</text:span></text:p>
      <text:p text:style-name="P22"/>
      <text:p text:style-name="P24"><text:s/>■ <text:span text:style-name="T29">git merge branch 이름 : 현재 branch에 branch 이름의 branch를 병합한다.</text:span></text:p>
      <text:p text:style-name="Standard"><text:span text:style-name="T2"><text:s text:c="2"/>- </text:span><text:span text:style-name="T16">base로 부터의 변경사항만을 고려한다.</text:span></text:p>
      <text:p text:style-name="P24"><text:s text:c="2"/>- <text:span text:style-name="T29">reset 명령어로 전 상태로 돌아가려면 병합할 당시 <text:s/>branch의 commit 주소를 입력한다.</text:span></text:p>
      <text:p text:style-name="P56"><text:span text:style-name="T2"><text:s text:c="2"/>- 같은 파일은 수정된 부분이 </text:span><text:span text:style-name="T13">겹치지 않을</text:span><text:span text:style-name="T2"> 경우 자동으로 수정된 사항이 덮어져 병합된다.</text:span></text:p>
      <text:p text:style-name="P24"><text:s text:c="2"/>- 만약 같은 부분이 수정되었다면 해당 부분을 수동으로 수정해야 하며 수정된 파일을 <text:span text:style-name="T29">git add 명령어로</text:span></text:p>
      <text:p text:style-name="P51"><text:s text:c="4"/>추가한 뒤, git commit 명령어를 쓰면 자동으로 병합된 버전이 추가된다.</text:p>
      <text:p text:style-name="P48"><text:s text:c="2"/><text:span text:style-name="T23">◆ --</text:span><text:span text:style-name="T57">no-ff : fast forward 하지 않고 병합된 새로운 버전을 추가한다.</text:span></text:p>
      <text:p text:style-name="P51"/>
      <text:p text:style-name="P25"><text:s/>■ <text:span text:style-name="T30">git mergetool : 병합 시 파일 간 충돌이 있으면 설정된 mergetool로 해당 파일을 수정 할 수 </text:span></text:p>
      <text:p text:style-name="P52"><text:s text:c="4"/>있으며 수정 후에는 수정된 파일을 git add 처리한다.</text:p>
      <text:p text:style-name="P52"/>
      <text:p text:style-name="P26"><text:s/>■ <text:span text:style-name="T31">git cherry-pick commit 주소 : 현 branch와 commit 주소의 내용을 병합한다.</text:span></text:p>
      <text:p text:style-name="P26"><text:s text:c="2"/>- <text:span text:style-name="T39">commit 주소 버전의 수정 사항 만을 추가해서 병합 시킨다.</text:span></text:p>
      <text:p text:style-name="P26"><text:s text:c="2"/>- 병합 전 주 <text:span text:style-name="T39">branch가 가리키던 branch만이 부모 버전이 된다.</text:span></text:p>
      <text:p text:style-name="P26"/>
      <text:p text:style-name="P33"><text:s/>■ <text:span text:style-name="T40">git rebase branch name : 현재 branch의 base를 branch name으로 변경한다.</text:span></text:p>
      <text:p text:style-name="P34"><text:s text:c="2"/>- <text:span text:style-name="T46">base</text:span>에서 현재 <text:span text:style-name="T41">branch까지의 버전을 차례대로 합병해 새 base에 버전을 추가한다.</text:span></text:p>
      <text:p text:style-name="P57"><text:s text:c="2"/>- <text:s/>결과적으로 마지막 버전은 git merge 명령어와 결과가 같다.</text:p>
      <text:p text:style-name="P38"><text:s text:c="2"/>- <text:span text:style-name="T46">HEAD를 branch name으로 변경한 뒤 cherry-pick을 통 작동한다(주 branch의 수정사항 만을</text:span></text:p>
      <text:p text:style-name="P58"><text:soft-page-break/><text:s text:c="3"/>고려).</text:p>
      <text:p text:style-name="P36"><text:s text:c="2"/><text:span text:style-name="T23">◆ --</text:span><text:span text:style-name="T43">continue : 명령을 재개시킨다</text:span><text:span text:style-name="T44">(충돌이 일어날 경우 해을 한 경우)</text:span><text:span text:style-name="T43">.</text:span></text:p>
      <text:p text:style-name="P34"/>
      <text:p text:style-name="P35"><text:s/>■ <text:span text:style-name="T42">git am : ?</text:span></text:p>
      <text:p text:style-name="P35"><text:s text:c="2"/><text:span text:style-name="T23">◆ --</text:span><text:span text:style-name="T42">show-current-patch : 충돌이 일어난 파일과 버전을 나타낸다.</text:span></text:p>
      <text:p text:style-name="P26"/>
      <text:p text:style-name="P28"><text:span text:style-name="T33">5</text:span><text:span text:style-name="T20">. 원격 저장 관리</text:span></text:p>
      <text:p text:style-name="P28"/>
      <text:p text:style-name="P28"><text:s/>■ git remote add <text:span text:style-name="T33">name address : address를 name으로 git의 원격 저장소로 추가한다.</text:span></text:p>
      <text:p text:style-name="P29"><text:s text:c="2"/><text:span text:style-name="T23">◆ </text:span><text:span text:style-name="T34">git remote : 디렉터리에 추가된 원격 저장소들을 별칭으로 나타낸다.</text:span></text:p>
      <text:p text:style-name="P29"><text:s text:c="2"/><text:span text:style-name="T23">◆ -v : 디렉터리에 추가된 원격 저장소들의 주소를 나타낸다.</text:span></text:p>
      <text:p text:style-name="P29"/>
      <text:p text:style-name="P39"><text:s/>■ <text:span text:style-name="T47">git push : 원격 저장소에 파일을 업로드 한다.</text:span></text:p>
      <text:p text:style-name="P39"><text:s text:c="2"/><text:span text:style-name="T23">◆ --</text:span><text:span text:style-name="T47">set-upstream name branch : name의 원격저장소에 branch를 기본으로 업로드 하게끔 </text:span></text:p>
      <text:p text:style-name="P59"><text:s text:c="5"/>설정한다.</text:p>
      <text:p text:style-name="P39"/>
      <text:p text:style-name="P30"><text:s/>■ <text:span text:style-name="T35">git clone address : address의 내용을 복제한 파일을 생성한다.</text:span></text:p>
      <text:p text:style-name="P30"><text:s text:c="2"/><text:span text:style-name="T23">◆ </text:span><text:span text:style-name="T35">file name : 해당 file name의 디렉터리로 복제한 파일을 생성한다.</text:span></text:p>
      <text:p text:style-name="P30"/>
      <text:p text:style-name="P31"><text:s/>■ <text:span text:style-name="T36">git pull : 원격 저장소에 저장된 내용을 가져온다.</text:span></text:p>
      <text:p text:style-name="P31"/>
      <text:p text:style-name="P32"><text:s/>■ <text:span text:style-name="T37">git fetch : 원격 저장소의 branch를 업데이트한다.</text:span></text:p>
      <text:p text:style-name="P32"><text:s text:c="2"/>- 나의 현재 상태는 유지되고 원격 저장소의 버전이 추가된다.</text:p>
      <text:p text:style-name="P32"><text:s text:c="2"/><text:span text:style-name="T23">◆ </text:span><text:span text:style-name="T38">git pull = git fetch; git merge 원격 branch</text:span></text:p>
      <text:p text:style-name="P32"><text:s text:c="4"/>- 원격 <text:span text:style-name="T38">branch = FETCH_HEAD</text:span></text:p>
      <text:p text:style-name="P32"/>
      <text:p text:style-name="P40"><text:s/>■ <text:span text:style-name="T48">pull requset : branch를 병합할 때 동료의 의견을 듣고 반영하기 위한 작업</text:span></text:p>
      <text:p text:style-name="P41"><text:s text:c="2"/><text:span text:style-name="T23">◆ </text:span><text:span text:style-name="T49">Reviewers : 병합할 코드에 품평을 할 수 있는 권한.</text:span></text:p>
      <text:p text:style-name="P41"><text:s text:c="2"/><text:span text:style-name="T23">◆ </text:span><text:span text:style-name="T49">Assigness : 병합할 코드를 수정 할 수 있는 권한.</text:span></text:p>
      <text:p text:style-name="P42"><text:s text:c="2"/><text:span text:style-name="T23">◆ </text:span><text:span text:style-name="T50">draft request : 작업이 아직 끝나지 않았지만 의견을 수용하고 싶을 때 하는 것</text:span></text:p>
      <text:p text:style-name="P43"><text:s text:c="2"/><text:span text:style-name="T23">◆ </text:span><text:span text:style-name="T51">merge pull request → confirm merge : 최종 병합을 실행한다.</text:span></text:p>
      <text:p text:style-name="P44"><text:s text:c="2"/><text:span text:style-name="T23">◆ </text:span><text:span text:style-name="T52">review : 여러개의 리뷰를 처리</text:span></text:p>
      <text:p text:style-name="P45"><text:s text:c="2"/><text:span text:style-name="T23">◆ </text:span><text:span text:style-name="T53">insert suggestion : 바꿀 코드를 명시해준다(review 기능).</text:span></text:p>
      <text:p text:style-name="P46"><text:s text:c="2"/><text:span text:style-name="T23">◆ 기존 코드 →</text:span><text:span text:style-name="T54"> suggestion에 제안된 코드 : 새로운 commit으로 바로 만들어 줌</text:span></text:p>
      <text:p text:style-name="P46"/>
      <text:p text:style-name="P47"><text:s text:c="2"/><text:span text:style-name="T23">◆ </text:span><text:span text:style-name="T55">pull request 도중 base가 수정되면 충돌이 발생 할 수 있다.</text:span></text:p>
      <text:p text:style-name="P47"><text:s/>이 경우 원격 저장소에서 <text:span text:style-name="T55">pull request는 중지되고 수정이 필요한 상태가 된다.</text:span></text:p>
      <text:p text:style-name="P53">web editor : web에서 제공하는 편집기로 편집</text:p>
      <text:p text:style-name="P53">command line : 직접 수정</text:p>
      <text:p text:style-name="P47">현재 <text:span text:style-name="T56">branch에 master를 병합해서 수정(새버전 만들어짐) → pull request 가능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erif CJK KR2" svg:font-family="'Noto Serif CJK KR'" style:font-family-generic="roman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1T15:30:49.296078921</meta:creation-date>
    <dc:date>2021-01-13T18:14:26.422634356</dc:date>
    <meta:editing-duration>PT12H35M24S</meta:editing-duration>
    <meta:editing-cycles>52</meta:editing-cycles>
    <meta:generator>LibreOffice/6.4.6.2$Linux_X86_64 LibreOffice_project/40$Build-2</meta:generator>
    <meta:document-statistic meta:table-count="0" meta:image-count="0" meta:object-count="0" meta:page-count="3" meta:paragraph-count="91" meta:word-count="1791" meta:character-count="3694" meta:non-whitespace-character-count="2802"/>
  </office:meta>
</office:document-meta>
</file>